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aa3" officeooo:paragraph-rsid="00125a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LIVEN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26:01.984580063</meta:creation-date>
    <dc:date>2020-11-16T13:26:22.956580258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1.5.2$Linux_X86_64 LibreOffice_project/10$Build-2</meta:generator>
  </office:meta>
</office:document-meta>
</file>